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C00000244E9AB66705BAE2193.png" manifest:media-type="image/png"/>
  <manifest:file-entry manifest:full-path="Pictures/10000001000003A2000001321486D3523729FC25.png" manifest:media-type="image/png"/>
  <manifest:file-entry manifest:full-path="Pictures/100000010000006C0000013C583BED32A7AF7DCD.png" manifest:media-type="image/png"/>
  <manifest:file-entry manifest:full-path="Pictures/10000001000003FC000002445BE3715598B0BEDD.png" manifest:media-type="image/png"/>
  <manifest:file-entry manifest:full-path="Pictures/100000010000021E00000256954AA56EA0B10BC9.png" manifest:media-type="image/png"/>
  <manifest:file-entry manifest:full-path="Pictures/10000000000000D4000000EEB624AA1FCE168CA1.png" manifest:media-type="image/png"/>
  <manifest:file-entry manifest:full-path="Pictures/1000000000000A0B00000A0C5396598BB8270C18.png" manifest:media-type="image/png"/>
  <manifest:file-entry manifest:full-path="Pictures/10000000000000E1000000E1B3E1007EF16268D7.png" manifest:media-type="image/png"/>
  <manifest:file-entry manifest:full-path="Pictures/1000000100000143000000AFBF30D705CDD68D12.png" manifest:media-type="image/png"/>
  <manifest:file-entry manifest:full-path="Pictures/10000000000002EB0000024141123F94EE74A05E.jpg" manifest:media-type="image/jpeg"/>
  <manifest:file-entry manifest:full-path="Pictures/10000001000002D0000002D0C4EB650195E7B6D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573cm, 0cm, 0cm)" draw:image-opacity="100%" style:mirror="none"/>
    </style:style>
    <style:style style:name="gr3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11111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21cm"/>
      <style:paragraph-properties style:writing-mode="lr-tb"/>
    </style:style>
    <style:style style:name="gr6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41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356cm" fo:min-width="0.317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096cm" svg:height="6.096cm" draw:transform="rotate (1.5707963267949) translate (11.303cm 10.82cm)">
          <draw:image xlink:href="Pictures/10000001000002D0000002D0C4EB650195E7B6D3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3.17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4.296cm" svg:height="2.327cm" svg:x="20.469cm" svg:y="8.468cm">
          <draw:image xlink:href="Pictures/1000000100000143000000AFBF30D705CDD68D12.png" xlink:type="simple" xlink:show="embed" xlink:actuate="onLoad" draw:mime-type="image/png">
            <text:p/>
          </draw:image>
        </draw:frame>
        <draw:frame draw:style-name="gr1" draw:text-style-name="P1" draw:layer="layout" svg:width="4.762cm" svg:height="4.762cm" svg:x="20.32cm" svg:y="2.223cm">
          <draw:image xlink:href="Pictures/10000000000000E1000000E1B3E1007EF16268D7.png" xlink:type="simple" xlink:show="embed" xlink:actuate="onLoad" draw:mime-type="image/png">
            <text:p/>
          </draw:image>
        </draw:frame>
        <draw:polyline draw:style-name="gr3" draw:text-style-name="P1" draw:layer="layout" svg:width="5.714cm" svg:height="2.949cm" draw:transform="rotate (-3.14159265358979) translate (21.59cm 5.49cm)" svg:viewBox="0 0 5715 2950" draw:points="0,2950 4445,2950 4445,0 5715,0">
          <text:p/>
        </draw:polyline>
        <draw:polyline draw:style-name="gr4" draw:text-style-name="P1" draw:layer="layout" svg:width="5.079cm" svg:height="3.482cm" draw:transform="rotate (-3.14159265358979) translate (20.955cm 6.658cm)" svg:viewBox="0 0 5080 3483" draw:points="0,3483 3175,3483 3175,0 5080,0">
          <text:p/>
        </draw:polyline>
        <draw:frame draw:style-name="gr5" draw:text-style-name="P2" draw:layer="layout" svg:width="3.821cm" svg:height="0.878cm" svg:x="18.62cm" svg:y="6.023cm">
          <draw:text-box>
            <text:p><text:span text:style-name="T1">Battery (12V)</text:span></text:p>
          </draw:text-box>
        </draw:frame>
        <draw:polyline draw:style-name="gr6" draw:text-style-name="P1" draw:layer="layout" svg:width="4.593cm" svg:height="0.957cm" svg:x="16.084cm" svg:y="7.763cm" svg:viewBox="0 0 4594 958" draw:points="0,0 3175,0 3175,958 4594,958">
          <text:p/>
        </draw:polyline>
        <draw:polyline draw:style-name="gr6" draw:text-style-name="P1" draw:layer="layout" svg:width="4.605cm" svg:height="1.924cm" svg:x="16.084cm" svg:y="8.563cm" svg:viewBox="0 0 4606 1925" draw:points="0,0 2489,0 2489,1925 4606,1925">
          <text:p/>
        </draw:polyline>
        <draw:frame draw:style-name="gr7" draw:text-style-name="P2" draw:layer="layout" svg:width="1.941cm" svg:height="0.878cm" svg:x="20.495cm" svg:y="11.05cm">
          <draw:text-box>
            <text:p><text:span text:style-name="T1">Motor</text:span></text:p>
          </draw:text-box>
        </draw:frame>
        <draw:line draw:style-name="gr8" draw:text-style-name="P1" draw:layer="layout" svg:x1="9.816cm" svg:y1="7.99cm" svg:x2="12.859cm" svg:y2="7.99cm">
          <text:p/>
        </draw:line>
        <draw:polyline draw:style-name="gr9" draw:text-style-name="P1" draw:layer="layout" svg:width="3.042cm" svg:height="0.224cm" svg:x="9.816cm" svg:y="8.744cm" svg:viewBox="0 0 3043 225" draw:points="0,225 1369,225 1369,0 3043,0">
          <text:p/>
        </draw:polyline>
        <draw:polyline draw:style-name="gr10" draw:text-style-name="P1" draw:layer="layout" svg:width="3.042cm" svg:height="0.194cm" svg:x="9.817cm" svg:y="9.145cm" svg:viewBox="0 0 3043 195" draw:points="0,195 2248,195 2248,0 3043,0">
          <text:p/>
        </draw:polylin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5.608cm" svg:height="6.296cm" svg:x="15.347cm" svg:y="6.8cm">
          <draw:image xlink:href="Pictures/10000000000000D4000000EEB624AA1FCE168CA1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6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3" draw:text-style-name="P1" draw:layer="layout" svg:width="6.349cm" svg:height="10.758cm" draw:transform="rotate (1.5707963267949) translate (6.086cm 9.525cm)" svg:viewBox="0 0 6350 10759" draw:points="2328,10759 6350,10759 6350,0 0,0 0,793">
          <text:p/>
        </draw:polyline>
        <draw:line draw:style-name="gr8" draw:text-style-name="P1" draw:layer="layout" svg:x1="16.845cm" svg:y1="7.98cm" svg:x2="13.053cm" svg:y2="7.981cm">
          <text:p/>
        </draw:line>
        <draw:polyline draw:style-name="gr6" draw:text-style-name="P1" draw:layer="layout" svg:width="3.844cm" svg:height="1.657cm" draw:transform="rotate (-3.14159265358979) translate (16.845cm 8.661cm)" svg:viewBox="0 0 3845 1658" draw:points="0,0 900,0 900,1658 3845,1658">
          <text:p/>
        </draw:polyline>
        <draw:polyline draw:style-name="gr9" draw:text-style-name="P1" draw:layer="layout" svg:width="3.844cm" svg:height="2.01cm" draw:transform="rotate (-3.14159265358979) translate (16.845cm 9.349cm)" svg:viewBox="0 0 3845 2011" draw:points="0,0 1498,0 1498,2011 3845,2011">
          <text:p/>
        </draw:polylin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3.837cm" svg:height="13.843cm" svg:x="6.483cm" svg:y="1.27cm">
          <draw:image xlink:href="Pictures/1000000000000A0B00000A0C5396598BB8270C18.png" xlink:type="simple" xlink:show="embed" xlink:actuate="onLoad" draw:mime-type="image/png">
            <text:p/>
          </draw:image>
        </draw:frame>
        <draw:custom-shape draw:style-name="gr12" draw:text-style-name="P1" draw:layer="layout" svg:width="1.305cm" svg:height="1.006cm" svg:x="18.98cm" svg:y="4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0.402cm" svg:height="11.478cm" svg:x="0.635cm" svg:y="1.905cm">
          <draw:image xlink:href="Pictures/100000010000021E00000256954AA56EA0B10BC9.png" xlink:type="simple" xlink:show="embed" xlink:actuate="onLoad" draw:mime-type="image/png">
            <text:p/>
          </draw:image>
        </draw:frame>
        <draw:line draw:style-name="gr13" draw:text-style-name="P1" draw:layer="layout" svg:x1="9.029cm" svg:y1="4.868cm" svg:x2="6.489cm" svg:y2="4.868cm">
          <text:p/>
        </draw:line>
        <draw:frame draw:style-name="gr1" draw:text-style-name="P1" draw:layer="layout" svg:width="16.192cm" svg:height="9.207cm" svg:x="11.43cm" svg:y="2.858cm">
          <draw:image xlink:href="Pictures/10000001000003FC000002445BE3715598B0BEDD.png" xlink:type="simple" xlink:show="embed" xlink:actuate="onLoad" draw:mime-type="image/png">
            <text:p/>
          </draw:image>
        </draw:frame>
        <draw:line draw:style-name="gr13" draw:text-style-name="P1" draw:layer="layout" svg:x1="22.959cm" svg:y1="3.978cm" svg:x2="20.419cm" svg:y2="3.97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1" draw:layer="layout" svg:width="7.111cm" svg:height="11.328cm" svg:x="6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2" draw:text-style-name="P1" draw:layer="layout" svg:width="7.111cm" svg:height="11.328cm" svg:x="15.351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6" draw:text-style-name="P1" draw:layer="layout" svg:width="9.685cm" svg:height="1.589cm" svg:x="12.997cm" svg:y="12.436cm" svg:viewBox="0 0 9686 1590" draw:points="0,0 1429,0 1431,1590 9686,1590 9686,320 9051,320">
          <text:p/>
        </draw:polyline>
        <draw:polyline draw:style-name="gr9" draw:text-style-name="P1" draw:layer="layout" svg:width="10.191cm" svg:height="1.928cm" svg:x="12.997cm" svg:y="12.422cm" svg:viewBox="0 0 10192 1929" draw:points="0,336 971,336 973,1926 10192,1929 10192,3 9051,0">
          <text:p/>
        </draw:polyline>
        <draw:polyline draw:style-name="gr8" draw:text-style-name="P1" draw:layer="layout" svg:width="2.805cm" svg:height="1.846cm" svg:x="13.033cm" svg:y="7.98cm" svg:viewBox="0 0 2806 1847" draw:points="0,0 1536,8 1536,1847 2806,1847">
          <text:p/>
        </draw:polylin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4" draw:text-style-name="P5" draw:layer="layout" svg:width="2.159cm" svg:height="6.461cm" draw:transform="rotate (1.5707963267949) translate (15.129cm 11.049cm)">
          <draw:image xlink:href="Pictures/100000010000006C0000013C583BED32A7AF7DCD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4.445cm" svg:y="2.464cm">
          <draw:image xlink:href="Pictures/10000000000002EB0000024141123F94EE74A05E.jpg" xlink:type="simple" xlink:show="embed" xlink:actuate="onLoad" draw:mime-type="image/jpeg">
            <text:p/>
          </draw:image>
        </draw:frame>
        <draw:line draw:style-name="gr6" draw:text-style-name="P1" draw:layer="layout" svg:x1="15.143cm" svg:y1="9.525cm" svg:x2="11.131cm" svg:y2="9.525cm">
          <text:p/>
        </draw:line>
        <draw:polyline draw:style-name="gr3" draw:text-style-name="P1" draw:layer="layout" svg:width="11.318cm" svg:height="4.31cm" draw:transform="rotate (-3.14159265358979) translate (15.129cm 13.727cm)" svg:viewBox="0 0 11319 4311" draw:points="0,3810 1794,3810 1794,0 11319,0 11304,4311 10155,4299">
          <text:p/>
        </draw:polyline>
        <draw:polyline draw:style-name="gr8" draw:text-style-name="P1" draw:layer="layout" svg:width="11.945cm" svg:height="4.314cm" draw:transform="rotate (-3.14159265358979) translate (15.13cm 14.068cm)" svg:viewBox="0 0 11946 4315" draw:points="0,3814 1371,3810 1371,0 11946,4 11931,4315 10155,4303">
          <text:p/>
        </draw:polylin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4" draw:text-style-name="P5" draw:layer="layout" svg:width="2.159cm" svg:height="6.461cm" draw:transform="rotate (1.5707963267949) translate (15.129cm 11.049cm)">
          <draw:image xlink:href="Pictures/100000010000006C0000013C583BED32A7AF7DCD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4.445cm" svg:y="2.464cm">
          <draw:image xlink:href="Pictures/10000000000002EB0000024141123F94EE74A05E.jpg" xlink:type="simple" xlink:show="embed" xlink:actuate="onLoad" draw:mime-type="image/jpeg">
            <text:p/>
          </draw:image>
        </draw:frame>
        <draw:line draw:style-name="gr6" draw:text-style-name="P1" draw:layer="layout" svg:x1="15.143cm" svg:y1="9.525cm" svg:x2="11.131cm" svg:y2="9.525cm">
          <text:p/>
        </draw:line>
        <draw:frame draw:style-name="gr14" draw:text-style-name="P5" draw:layer="layout" svg:width="11.124cm" svg:height="3.659cm" svg:x="13.006cm" svg:y="3.81cm">
          <draw:image xlink:href="Pictures/10000001000003A2000001321486D3523729FC25.png" xlink:type="simple" xlink:show="embed" xlink:actuate="onLoad" draw:mime-type="image/png">
            <text:p/>
          </draw:image>
        </draw:frame>
        <draw:polyline draw:style-name="gr8" draw:text-style-name="P1" draw:layer="layout" svg:width="8.255cm" svg:height="5.601cm" draw:transform="rotate (-3.14159265358979) translate (22.226cm 12.799cm)" svg:viewBox="0 0 8256 5602" draw:points="7097,2540 8256,2540 8256,0 1,0 0,5602 4445,5602">
          <text:p/>
        </draw:polyline>
        <draw:polyline draw:style-name="gr3" draw:text-style-name="P1" draw:layer="layout" svg:width="9.239cm" svg:height="6.393cm" draw:transform="rotate (-3.14159265358979) translate (22.755cm 13.135cm)" svg:viewBox="0 0 9240 6394" draw:points="7625,3175 9240,3176 9240,1 5,0 0,6394 4953,6394">
          <text:p/>
        </draw:polyline>
        <draw:polyline draw:style-name="gr8" draw:text-style-name="P1" draw:layer="layout" svg:width="7.936cm" svg:height="0.727cm" svg:x="11.126cm" svg:y="7.197cm" svg:viewBox="0 0 7937 728" draw:points="0,728 7937,728 7924,0">
          <text:p/>
        </draw:polyline>
        <draw:custom-shape draw:style-name="gr15" draw:text-style-name="P7" draw:layer="layout" svg:width="0.343cm" svg:height="0.343cm" svg:x="18.877cm" svg:y="7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1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4" draw:text-style-name="P5" draw:layer="layout" svg:width="16.101cm" svg:height="9.155cm" svg:x="10.795cm" svg:y="3.175cm">
          <draw:image xlink:href="Pictures/10000001000003FC00000244E9AB66705BAE2193.png" xlink:type="simple" xlink:show="embed" xlink:actuate="onLoad" draw:mime-type="image/png">
            <text:p/>
          </draw:image>
        </draw:frame>
        <draw:line draw:style-name="gr13" draw:text-style-name="P1" draw:layer="layout" svg:x1="21.69cm" svg:y1="4.29cm" svg:x2="19.15cm" svg:y2="4.29cm">
          <text:p/>
        </draw:lin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4T21:24:07.790136251</meta:creation-date>
    <dc:date>2022-06-29T12:32:12.169687290</dc:date>
    <meta:editing-duration>PT1H49M14S</meta:editing-duration>
    <meta:editing-cycles>10</meta:editing-cycles>
    <meta:generator>LibreOffice/7.3.4.2$Linux_X86_64 LibreOffice_project/30$Build-2</meta:generator>
    <meta:document-statistic meta:object-count="82"/>
  </office:meta>
</office:document-meta>
</file>